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r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/11" office:value-type="float" office:value="0.0909090909090909" calcext:value-type="float">
            <text:p>0,09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 table:visibility="collapse" table:number-rows-repeated="4">
          <table:table-cell table:number-columns-repeated="5"/>
        </table:table-row>
        <table:table-row table:style-name="ro1" table:visibility="collapse"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 office:value-type="string" calcext:value-type="string">
            <text:p>OnPage2</text:p>
          </table:table-cell>
        </table:table-row>
      </table:table>
      <table:named-expressions>
        <table:named-range table:name="ARange" table:base-cell-address="$Tabelle1.$C$4" table:cell-range-address="$Tabelle1.$A$2:.$C$4"/>
        <table:named-range table:name="TheFirstCell" table:base-cell-address="$Tabelle1.$A$1" table:cell-range-address="$Tabelle1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.00.0000</text:date>, <text:time style:data-style-name="N2" text:time-value="10:15:03.9432566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45:34.982038433</meta:creation-date>
    <meta:generator>LibreOffice/5.1.4.2$Linux_X86_64 LibreOffice_project/10m0$Build-2</meta:generator>
    <dc:date>2016-09-12T10:15:08.102801873</dc:date>
    <meta:editing-duration>PT1H17M44S</meta:editing-duration>
    <meta:editing-cycles>12</meta:editing-cycles>
    <meta:document-statistic meta:table-count="2" meta:cell-count="20" meta:object-count="0"/>
  </office:meta>
</office:document-meta>
</file>